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535in" fo:margin-left="0in" table:align="left"/>
    </style:style>
    <style:style style:name="Table1.A" style:family="table-column">
      <style:table-column-properties style:column-width="1.0986in"/>
    </style:style>
    <style:style style:name="Table1.B" style:family="table-column">
      <style:table-column-properties style:column-width="2.0549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3" style:family="table">
      <style:table-properties style:width="3.15in" table:align="margins"/>
    </style:style>
    <style:style style:name="Table3.A" style:family="table-column">
      <style:table-column-properties style:column-width="3.15in" style:rel-column-width="65535*"/>
    </style:style>
    <style:style style:name="Table3.A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3.15in" style:rel-column-width="65535*"/>
    </style:style>
    <style:style style:name="Table8.A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2639in" style:rel-column-width="26294*"/>
    </style:style>
    <style:style style:name="Table4.B" style:family="table-column">
      <style:table-column-properties style:column-width="1.8861in" style:rel-column-width="3924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2" style:family="table">
      <style:table-properties style:width="3.15in" table:align="margins"/>
    </style:style>
    <style:style style:name="Table2.A" style:family="table-column">
      <style:table-column-properties style:column-width="0.8236in" style:rel-column-width="17135*"/>
    </style:style>
    <style:style style:name="Table2.B" style:family="table-column">
      <style:table-column-properties style:column-width="0.7486in" style:rel-column-width="15574*"/>
    </style:style>
    <style:style style:name="Table2.C" style:family="table-column">
      <style:table-column-properties style:column-width="0.2743in" style:rel-column-width="5706*"/>
    </style:style>
    <style:style style:name="Table2.D" style:family="table-column">
      <style:table-column-properties style:column-width="0.3222in" style:rel-column-width="6703*"/>
    </style:style>
    <style:style style:name="Table2.E" style:family="table-column">
      <style:table-column-properties style:column-width="0.2368in" style:rel-column-width="4926*"/>
    </style:style>
    <style:style style:name="Table2.F" style:family="table-column">
      <style:table-column-properties style:column-width="0.0375in" style:rel-column-width="780*"/>
    </style:style>
    <style:style style:name="Table2.G" style:family="table-column">
      <style:table-column-properties style:column-width="0.7069in" style:rel-column-width="14711*"/>
    </style:style>
    <style:style style:name="Table2.A1" style:family="table-cell">
      <style:table-cell-properties fo:padding="0.0382in" fo:border-left="none" fo:border-right="0.05pt solid #000000" fo:border-top="none" fo:border-bottom="0.05pt solid #000000"/>
    </style:style>
    <style:style style:name="Table2.B1" style:family="table-cell">
      <style:table-cell-properties style:vertical-align="middle" fo:padding="0.0382in" fo:border-left="none" fo:border-right="0.05pt solid #000000" fo:border-top="none" fo:border-bottom="0.05pt solid #000000"/>
    </style:style>
    <style:style style:name="Table2.F1" style:family="table-cell">
      <style:table-cell-properties style:vertical-align="middle" fo:padding="0.0382in" fo:border-left="none" fo:border-right="none" fo:border-top="none" fo:border-bottom="0.05pt solid #000000"/>
    </style:style>
    <style:style style:name="Table2.A4" style:family="table-cell">
      <style:table-cell-properties fo:padding="0.0382in" fo:border-left="none" fo:border-right="0.05pt solid #000000" fo:border-top="none" fo:border-bottom="none"/>
    </style:style>
    <style:style style:name="Table2.B4" style:family="table-cell">
      <style:table-cell-properties style:vertical-align="middle" fo:padding="0.0382in" fo:border-left="none" fo:border-right="0.05pt solid #000000" fo:border-top="none" fo:border-bottom="none"/>
    </style:style>
    <style:style style:name="Table2.G4" style:family="table-cell">
      <style:table-cell-properties style:vertical-align="middle" fo:padding="0.0382in" fo:border="none"/>
    </style:style>
    <style:style style:name="Table7" style:family="table">
      <style:table-properties style:width="3.15in" table:align="margins"/>
    </style:style>
    <style:style style:name="Table7.A" style:family="table-column">
      <style:table-column-properties style:column-width="3.15in" style:rel-column-width="65535*"/>
    </style:style>
    <style:style style:name="Table7.A1" style:family="table-cell">
      <style:table-cell-properties fo:padding="0.0382in" fo:border="0.05pt solid #000000"/>
    </style:style>
    <style:style style:name="Table6" style:family="table">
      <style:table-properties style:width="3.15in" table:align="margins"/>
    </style:style>
    <style:style style:name="Table6.A" style:family="table-column">
      <style:table-column-properties style:column-width="1.8875in" style:rel-column-width="39268*"/>
    </style:style>
    <style:style style:name="Table6.B" style:family="table-column">
      <style:table-column-properties style:column-width="1.2625in" style:rel-column-width="26267*"/>
    </style:style>
    <style:style style:name="Table6.A1" style:family="table-cell">
      <style:table-cell-properties fo:padding="0.0382in" fo:border="none"/>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3.15in" style:rel-column-width="65535*"/>
    </style:style>
    <style:style style:name="Table5.A1" style:family="table-cell">
      <style:table-cell-properties fo:padding="0.0382in" fo:border="0.05pt solid #000000"/>
    </style:style>
    <style:style style:name="Table9" style:family="table">
      <style:table-properties style:width="3.15in" table:align="margins"/>
    </style:style>
    <style:style style:name="Table9.A" style:family="table-column">
      <style:table-column-properties style:column-width="3.15in" style:rel-column-width="65535*"/>
    </style:style>
    <style:style style:name="Table9.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9ac4d" officeooo:paragraph-rsid="0029ac4d"/>
    </style:style>
    <style:style style:name="P7" style:family="paragraph" style:parent-style-name="Text_20_body">
      <style:text-properties officeooo:rsid="0029ac4d" officeooo:paragraph-rsid="003ffbbe"/>
    </style:style>
    <style:style style:name="P8" style:family="paragraph" style:parent-style-name="Text_20_body">
      <style:text-properties officeooo:paragraph-rsid="002a129d"/>
    </style:style>
    <style:style style:name="P9" style:family="paragraph" style:parent-style-name="Text_20_body">
      <style:paragraph-properties fo:text-align="center" style:justify-single-word="false"/>
      <style:text-properties officeooo:paragraph-rsid="00454b51"/>
    </style:style>
    <style:style style:name="P10" style:family="paragraph" style:parent-style-name="Text_20_body">
      <style:text-properties officeooo:rsid="0039b0fe" officeooo:paragraph-rsid="0039b0fe"/>
    </style:style>
    <style:style style:name="P11" style:family="paragraph" style:parent-style-name="Text_20_body">
      <style:text-properties officeooo:paragraph-rsid="004e48d4"/>
    </style:style>
    <style:style style:name="P12" style:family="paragraph" style:parent-style-name="Text_20_body">
      <style:text-properties officeooo:paragraph-rsid="0073f36c"/>
    </style:style>
    <style:style style:name="P13" style:family="paragraph" style:parent-style-name="Text_20_body">
      <style:paragraph-properties fo:text-align="start" style:justify-single-word="false"/>
      <style:text-properties officeooo:paragraph-rsid="0076f9a8" style:font-size-asian="10.5pt" style:text-scale="95%"/>
    </style:style>
    <style:style style:name="P14" style:family="paragraph" style:parent-style-name="Text_20_body">
      <style:text-properties officeooo:paragraph-rsid="0076f9a8"/>
    </style:style>
    <style:style style:name="P15" style:family="paragraph" style:parent-style-name="Text_20_body">
      <style:text-properties officeooo:paragraph-rsid="00779030"/>
    </style:style>
    <style:style style:name="P16" style:family="paragraph" style:parent-style-name="Text_20_body">
      <style:paragraph-properties fo:background-color="transparent">
        <style:background-image/>
      </style:paragraph-properties>
    </style:style>
    <style:style style:name="P17" style:family="paragraph" style:parent-style-name="Text_20_body">
      <style:paragraph-properties fo:background-color="transparent">
        <style:background-image/>
      </style:paragraph-properties>
      <style:text-properties officeooo:rsid="002b30c1" officeooo:paragraph-rsid="002b30c1"/>
    </style:style>
    <style:style style:name="P18" style:family="paragraph" style:parent-style-name="Text_20_body">
      <style:paragraph-properties fo:background-color="transparent">
        <style:background-image/>
      </style:paragraph-properties>
      <style:text-properties style:font-name="Liberation Mono" fo:font-size="10pt" officeooo:rsid="002b30c1" officeooo:paragraph-rsid="002b30c1" style:font-name-asian="NSimSun" style:font-size-asian="10pt" style:font-name-complex="Liberation Mono" style:font-size-complex="10pt"/>
    </style:style>
    <style:style style:name="P19" style:family="paragraph" style:parent-style-name="Text_20_body">
      <style:paragraph-properties fo:background-color="transparent">
        <style:background-image/>
      </style:paragraph-properties>
      <style:text-properties fo:font-weight="bold" officeooo:rsid="002b30c1" officeooo:paragraph-rsid="002b30c1" style:font-weight-asian="bold" style:font-weight-complex="bold"/>
    </style:style>
    <style:style style:name="P20" style:family="paragraph" style:parent-style-name="Preformatted_20_Text">
      <style:text-properties officeooo:paragraph-rsid="00027591"/>
    </style:style>
    <style:style style:name="P21" style:family="paragraph" style:parent-style-name="Preformatted_20_Text">
      <style:text-properties officeooo:rsid="0009ff83" officeooo:paragraph-rsid="0009ff83"/>
    </style:style>
    <style:style style:name="P22" style:family="paragraph" style:parent-style-name="Preformatted_20_Text">
      <style:text-properties officeooo:rsid="00114fc5" officeooo:paragraph-rsid="00114fc5"/>
    </style:style>
    <style:style style:name="P23" style:family="paragraph" style:parent-style-name="Preformatted_20_Text">
      <style:text-properties officeooo:rsid="00144a30" officeooo:paragraph-rsid="00144a30"/>
    </style:style>
    <style:style style:name="P24" style:family="paragraph" style:parent-style-name="Preformatted_20_Text">
      <style:text-properties officeooo:paragraph-rsid="003ffbbe"/>
    </style:style>
    <style:style style:name="P25" style:family="paragraph" style:parent-style-name="Preformatted_20_Text">
      <style:text-properties officeooo:paragraph-rsid="00428801"/>
    </style:style>
    <style:style style:name="P26" style:family="paragraph" style:parent-style-name="Preformatted_20_Text">
      <style:text-properties officeooo:paragraph-rsid="004e48d4"/>
    </style:style>
    <style:style style:name="P27"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8" style:family="paragraph" style:parent-style-name="Preformatted_20_Text">
      <style:text-properties officeooo:paragraph-rsid="005b4ea7"/>
    </style:style>
    <style:style style:name="P29" style:family="paragraph" style:parent-style-name="Preformatted_20_Text">
      <style:text-properties officeooo:paragraph-rsid="005c1852"/>
    </style:style>
    <style:style style:name="P30" style:family="paragraph" style:parent-style-name="Preformatted_20_Text">
      <style:text-properties officeooo:paragraph-rsid="0065ac1e"/>
    </style:style>
    <style:style style:name="P31" style:family="paragraph" style:parent-style-name="Preformatted_20_Text">
      <style:paragraph-properties fo:text-align="end" style:justify-single-word="false"/>
      <style:text-properties officeooo:paragraph-rsid="007ca80d"/>
    </style:style>
    <style:style style:name="P32" style:family="paragraph" style:parent-style-name="Preformatted_20_Text">
      <style:text-properties style:text-scale="94%"/>
    </style:style>
    <style:style style:name="P33" style:family="paragraph" style:parent-style-name="Preformatted_20_Text">
      <style:text-properties officeooo:paragraph-rsid="0073f36c"/>
    </style:style>
    <style:style style:name="P34" style:family="paragraph" style:parent-style-name="Preformatted_20_Text">
      <style:text-properties officeooo:rsid="0051106f" officeooo:paragraph-rsid="0076f9a8"/>
    </style:style>
    <style:style style:name="P35" style:family="paragraph" style:parent-style-name="Preformatted_20_Text">
      <style:text-properties officeooo:rsid="0051106f" officeooo:paragraph-rsid="0076f9a8" style:font-size-asian="10.5pt"/>
    </style:style>
    <style:style style:name="P36" style:family="paragraph" style:parent-style-name="Preformatted_20_Text">
      <style:paragraph-properties fo:text-align="start" style:justify-single-word="false"/>
      <style:text-properties officeooo:paragraph-rsid="0076f9a8" style:font-size-asian="10.5pt" style:text-scale="95%"/>
    </style:style>
    <style:style style:name="P37" style:family="paragraph" style:parent-style-name="Preformatted_20_Text">
      <style:text-properties officeooo:paragraph-rsid="0076f9a8"/>
    </style:style>
    <style:style style:name="P38" style:family="paragraph" style:parent-style-name="Preformatted_20_Text">
      <style:text-properties officeooo:paragraph-rsid="00779030"/>
    </style:style>
    <style:style style:name="P39" style:family="paragraph" style:parent-style-name="Preformatted_20_Text">
      <style:paragraph-properties fo:margin-top="0in" fo:margin-bottom="0.1965in" loext:contextual-spacing="false"/>
    </style:style>
    <style:style style:name="P40" style:family="paragraph" style:parent-style-name="Preformatted_20_Text">
      <style:paragraph-properties fo:margin-top="0in" fo:margin-bottom="0.1965in" loext:contextual-spacing="false"/>
      <style:text-properties officeooo:paragraph-rsid="000e6991"/>
    </style:style>
    <style:style style:name="P41" style:family="paragraph" style:parent-style-name="Preformatted_20_Text">
      <style:paragraph-properties fo:margin-top="0in" fo:margin-bottom="0.1965in" loext:contextual-spacing="false"/>
      <style:text-properties officeooo:rsid="0039b0fe" officeooo:paragraph-rsid="004e48d4"/>
    </style:style>
    <style:style style:name="P42" style:family="paragraph" style:parent-style-name="Preformatted_20_Text">
      <style:paragraph-properties fo:margin-top="0in" fo:margin-bottom="0.1965in" loext:contextual-spacing="false"/>
      <style:text-properties officeooo:paragraph-rsid="00779030"/>
    </style:style>
    <style:style style:name="P43" style:family="paragraph" style:parent-style-name="Standard">
      <style:text-properties fo:font-weight="bold" officeooo:rsid="001776ee" officeooo:paragraph-rsid="0041d4df" style:font-weight-asian="bold" style:font-weight-complex="bold"/>
    </style:style>
    <style:style style:name="P44" style:family="paragraph" style:parent-style-name="Standard">
      <style:text-properties fo:font-weight="bold" officeooo:paragraph-rsid="0041d4df" style:font-weight-asian="bold" style:font-weight-complex="bold"/>
    </style:style>
    <style:style style:name="P45" style:family="paragraph" style:parent-style-name="Standard">
      <style:text-properties officeooo:paragraph-rsid="001c7371"/>
    </style:style>
    <style:style style:name="P46" style:family="paragraph" style:parent-style-name="Standard">
      <style:text-properties officeooo:paragraph-rsid="002b7e28"/>
    </style:style>
    <style:style style:name="P47" style:family="paragraph" style:parent-style-name="Standard">
      <style:text-properties officeooo:paragraph-rsid="00337df5"/>
    </style:style>
    <style:style style:name="P48" style:family="paragraph" style:parent-style-name="Standard">
      <style:text-properties officeooo:rsid="00330ccb" officeooo:paragraph-rsid="00337df5"/>
    </style:style>
    <style:style style:name="P49" style:family="paragraph" style:parent-style-name="Standard">
      <style:text-properties officeooo:paragraph-rsid="003ffbbe"/>
    </style:style>
    <style:style style:name="P50" style:family="paragraph" style:parent-style-name="Standard">
      <style:paragraph-properties fo:text-align="start" style:justify-single-word="false"/>
      <style:text-properties officeooo:paragraph-rsid="00428801"/>
    </style:style>
    <style:style style:name="P51" style:family="paragraph" style:parent-style-name="Standard">
      <style:text-properties officeooo:paragraph-rsid="0070ce55" style:font-size-asian="10.5pt"/>
    </style:style>
    <style:style style:name="P52"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53"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54" style:family="paragraph" style:parent-style-name="Table_20_Contents">
      <style:paragraph-properties fo:text-align="end"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55" style:family="paragraph" style:parent-style-name="Table_20_Contents">
      <style:paragraph-properties fo:text-align="start"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56" style:family="paragraph" style:parent-style-name="Table_20_Contents">
      <style:text-properties style:font-name="Liberation Mono" fo:font-size="10pt" officeooo:rsid="00682759" officeooo:paragraph-rsid="007ca80d" style:font-name-asian="NSimSun" style:font-size-asian="10pt" style:font-name-complex="Liberation Mono" style:font-size-complex="10pt"/>
    </style:style>
    <style:style style:name="P57"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58" style:family="paragraph" style:parent-style-name="Table_20_Contents">
      <style:paragraph-properties fo:text-align="start" style:justify-single-word="false"/>
      <style:text-properties officeooo:paragraph-rsid="00428801"/>
    </style:style>
    <style:style style:name="P59" style:family="paragraph" style:parent-style-name="Table_20_Contents">
      <style:paragraph-properties fo:text-align="start" style:justify-single-word="false"/>
      <style:text-properties officeooo:rsid="001d73a3" officeooo:paragraph-rsid="00428801"/>
    </style:style>
    <style:style style:name="P60" style:family="paragraph" style:parent-style-name="Table_20_Contents">
      <style:text-properties style:font-size-asian="10.5pt"/>
    </style:style>
    <style:style style:name="P61"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P62" style:family="paragraph" style:parent-style-name="Contents_20_2">
      <style:paragraph-properties>
        <style:tab-stops>
          <style:tab-stop style:position="6.6146in" style:type="right" style:leader-style="dotted" style:leader-text="."/>
        </style:tab-stops>
      </style:paragraph-properties>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3">
      <style:paragraph-properties>
        <style:tab-stops>
          <style:tab-stop style:position="6.5354in" style:type="right" style:leader-style="dotted" style:leader-text="."/>
        </style:tab-stops>
      </style:paragraph-properties>
    </style:style>
    <style:style style:name="P65" style:family="paragraph" style:parent-style-name="Heading_20_1">
      <style:text-properties officeooo:paragraph-rsid="004e48d4"/>
    </style:style>
    <style:style style:name="P66" style:family="paragraph" style:parent-style-name="Heading_20_1">
      <style:text-properties officeooo:paragraph-rsid="00213667"/>
    </style:style>
    <style:style style:name="P67" style:family="paragraph" style:parent-style-name="Heading_20_1">
      <style:text-properties officeooo:paragraph-rsid="000422e7"/>
    </style:style>
    <style:style style:name="P68" style:family="paragraph" style:parent-style-name="Heading_20_1" style:list-style-name="">
      <style:paragraph-properties>
        <style:tab-stops/>
      </style:paragraph-properties>
    </style:style>
    <style:style style:name="P69" style:family="paragraph" style:parent-style-name="Heading_20_1">
      <style:text-properties officeooo:paragraph-rsid="00779030"/>
    </style:style>
    <style:style style:name="P70" style:family="paragraph" style:parent-style-name="Heading_20_1" style:master-page-name="">
      <style:paragraph-properties fo:margin-left="0.1965in" fo:margin-right="0in" fo:margin-top="0.0783in" fo:margin-bottom="0.0591in" loext:contextual-spacing="false" fo:text-indent="0in" style:auto-text-indent="false" style:page-number="auto" fo:background-color="transparent" fo:keep-with-next="always">
        <style:tab-stops/>
        <style:background-image/>
      </style:paragraph-properties>
    </style:style>
    <style:style style:name="P71" style:family="paragraph" style:parent-style-name="Heading_20_1">
      <style:paragraph-properties fo:margin-left="0.1965in" fo:margin-right="0in" fo:margin-top="0.0783in" fo:margin-bottom="0.0591in" loext:contextual-spacing="false" fo:text-indent="0in" style:auto-text-indent="false" fo:background-color="transparent" fo:keep-with-next="always">
        <style:tab-stops/>
        <style:background-image/>
      </style:paragraph-properties>
    </style:style>
    <style:style style:name="P72" style:family="paragraph" style:parent-style-name="Heading_20_1">
      <style:paragraph-properties fo:break-before="column"/>
    </style:style>
    <style:style style:name="P73" style:family="paragraph" style:parent-style-name="Heading_20_1">
      <style:paragraph-properties fo:break-before="page"/>
    </style:style>
    <style:style style:name="P74" style:family="paragraph" style:parent-style-name="Text_20_body" style:list-style-name="">
      <style:text-properties officeooo:rsid="007e5908" officeooo:paragraph-rsid="007e5908"/>
    </style:style>
    <style:style style:name="P75" style:family="paragraph" style:parent-style-name="Text_20_body">
      <style:paragraph-properties fo:margin-top="0in" fo:margin-bottom="0.1965in" loext:contextual-spacing="false"/>
    </style:style>
    <style:style style:name="P76" style:family="paragraph" style:parent-style-name="Heading_20_2">
      <style:text-properties officeooo:rsid="0073f36c" officeooo:paragraph-rsid="0073f36c"/>
    </style:style>
    <style:style style:name="P77" style:family="paragraph" style:parent-style-name="Heading_20_2">
      <style:paragraph-properties fo:margin-top="0in" fo:margin-bottom="0.1965in" loext:contextual-spacing="false"/>
    </style:style>
    <style:style style:name="P78" style:family="paragraph" style:parent-style-name="Table_20_Contents">
      <style:text-properties style:font-size-asian="10.5pt"/>
    </style:style>
    <style:style style:name="P79" style:family="paragraph" style:parent-style-name="Heading_20_3">
      <style:text-properties officeooo:paragraph-rsid="005db34c"/>
    </style:style>
    <style:style style:name="P80" style:family="paragraph" style:parent-style-name="Heading_20_3">
      <style:paragraph-properties fo:break-before="page"/>
    </style:style>
    <style:style style:name="P81" style:family="paragraph" style:parent-style-name="Heading_20_3">
      <style:paragraph-properties fo:break-before="column"/>
      <style:text-properties officeooo:paragraph-rsid="005db34c"/>
    </style:style>
    <style:style style:name="P82" style:family="paragraph" style:parent-style-name="Preformatted_20_Text">
      <style:text-properties officeooo:paragraph-rsid="007e5908"/>
    </style:style>
    <style:style style:name="P83" style:family="paragraph" style:parent-style-name="Preformatted_20_Text">
      <style:paragraph-properties fo:text-align="end" style:justify-single-word="false"/>
      <style:text-properties officeooo:paragraph-rsid="007e5908"/>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officeooo:rsid="005c1852" style:font-weight-asian="bold" style:font-weight-complex="bold" style:text-scale="94%"/>
    </style:style>
    <style:style style:name="T21" style:family="text">
      <style:text-properties fo:font-weight="bold"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officeooo:rsid="00084a27"/>
    </style:style>
    <style:style style:name="T25" style:family="text">
      <style:text-properties officeooo:rsid="000c47de"/>
    </style:style>
    <style:style style:name="T26" style:family="text">
      <style:text-properties fo:font-style="italic" style:font-style-asian="italic" style:font-style-complex="italic"/>
    </style:style>
    <style:style style:name="T27" style:family="text">
      <style:text-properties fo:font-style="italic" officeooo:rsid="0023a92d"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font-name="Liberation Mono" fo:font-size="10pt" style:font-name-asian="NSimSun" style:font-size-asian="10pt" style:font-name-complex="Liberation Mono" style:font-size-complex="10pt"/>
    </style:style>
    <style:style style:name="T30" style:family="text">
      <style:text-properties style:font-name="Liberation Mono" fo:font-size="10pt" officeooo:rsid="002a129d" style:font-name-asian="NSimSun" style:font-size-asian="10pt" style:font-name-complex="Liberation Mono" style:font-size-complex="10pt"/>
    </style:style>
    <style:style style:name="T31" style:family="text">
      <style:text-properties style:font-name="Liberation Mono" fo:font-size="10pt" officeooo:rsid="002b30c1" style:font-name-asian="NSimSun" style:font-size-asian="10pt" style:font-name-complex="Liberation Mono" style:font-size-complex="10pt"/>
    </style:style>
    <style:style style:name="T32" style:family="text">
      <style:text-properties style:font-name="Liberation Mono" fo:font-size="10pt" officeooo:rsid="00682759" style:font-name-asian="NSimSun" style:font-size-asian="10pt" style:font-name-complex="Liberation Mono" style:font-size-complex="10pt"/>
    </style:style>
    <style:style style:name="T3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4"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5" style:family="text">
      <style:text-properties style:font-name="Liberation Mono" fo:font-size="15pt" officeooo:rsid="002b30c1" style:font-name-asian="NSimSun" style:font-size-asian="15pt" style:font-name-complex="Liberation Mono" style:font-size-complex="15pt"/>
    </style:style>
    <style:style style:name="T36" style:family="text">
      <style:text-properties officeooo:rsid="0018130b"/>
    </style:style>
    <style:style style:name="T37" style:family="text">
      <style:text-properties officeooo:rsid="002625ff"/>
    </style:style>
    <style:style style:name="T38" style:family="text">
      <style:text-properties officeooo:rsid="002a129d"/>
    </style:style>
    <style:style style:name="T39" style:family="text">
      <style:text-properties officeooo:rsid="002b7e28"/>
    </style:style>
    <style:style style:name="T40" style:family="text">
      <style:text-properties officeooo:rsid="002f7c23"/>
    </style:style>
    <style:style style:name="T41" style:family="text">
      <style:text-properties officeooo:rsid="0037c668"/>
    </style:style>
    <style:style style:name="T42" style:family="text">
      <style:text-properties fo:font-size="16pt" officeooo:rsid="003e264f" style:font-size-asian="16pt" style:font-size-complex="16pt"/>
    </style:style>
    <style:style style:name="T43" style:family="text">
      <style:text-properties fo:font-size="16pt" officeooo:rsid="004c9948" style:font-size-asian="16pt" style:font-size-complex="16pt"/>
    </style:style>
    <style:style style:name="T44" style:family="text">
      <style:text-properties officeooo:rsid="001d73a3"/>
    </style:style>
    <style:style style:name="T45" style:family="text">
      <style:text-properties officeooo:rsid="00454b51"/>
    </style:style>
    <style:style style:name="T46" style:family="text">
      <style:text-properties officeooo:rsid="0051106f"/>
    </style:style>
    <style:style style:name="T47" style:family="text">
      <style:text-properties officeooo:rsid="0054cc1d"/>
    </style:style>
    <style:style style:name="T48" style:family="text">
      <style:text-properties officeooo:rsid="0023a92d"/>
    </style:style>
    <style:style style:name="T49" style:family="text">
      <style:text-properties style:text-scale="92%"/>
    </style:style>
    <style:style style:name="T50" style:family="text">
      <style:text-properties officeooo:rsid="0023a92d" style:text-scale="92%"/>
    </style:style>
    <style:style style:name="T51" style:family="text">
      <style:text-properties officeooo:rsid="003c50aa" style:text-scale="92%"/>
    </style:style>
    <style:style style:name="T52" style:family="text">
      <style:text-properties officeooo:rsid="00642ef4"/>
    </style:style>
    <style:style style:name="T53" style:family="text">
      <style:text-properties officeooo:rsid="0065ac1e"/>
    </style:style>
    <style:style style:name="T54" style:family="text">
      <style:text-properties fo:font-size="8pt" fo:font-weight="bold" style:font-weight-asian="bold" style:font-weight-complex="bold"/>
    </style:style>
    <style:style style:name="T55" style:family="text">
      <style:text-properties style:text-scale="98%"/>
    </style:style>
    <style:style style:name="T56" style:family="text">
      <style:text-properties officeooo:rsid="006a79d4"/>
    </style:style>
    <style:style style:name="T57" style:family="text">
      <style:text-properties officeooo:rsid="0073f36c"/>
    </style:style>
    <style:style style:name="T58" style:family="text">
      <style:text-properties officeooo:rsid="0076f9a8"/>
    </style:style>
    <style:style style:name="T59" style:family="text">
      <style:text-properties officeooo:rsid="00780906"/>
    </style:style>
    <style:style style:name="T60" style:family="text">
      <style:text-properties fo:font-weight="normal" style:font-weight-asian="normal" style:font-weight-complex="normal"/>
    </style:style>
    <style:style style:name="T61" style:family="text">
      <style:text-properties officeooo:rsid="004c9948"/>
    </style:style>
    <style:style style:name="T62" style:family="text">
      <style:text-properties officeooo:rsid="003e264f"/>
    </style:style>
    <style:style style:name="T63" style:family="text">
      <style:text-properties fo:font-size="18pt" officeooo:rsid="004c9948" style:font-size-asian="16pt" style:font-size-complex="16pt"/>
    </style:style>
    <style:style style:name="T64" style:family="text">
      <style:text-properties fo:font-size="20pt" officeooo:rsid="004c9948" style:font-size-asian="16pt" style:font-size-complex="16pt"/>
    </style:style>
    <style:style style:name="T65" style:family="text">
      <style:text-properties officeooo:rsid="007e5908"/>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2362in">
          <style:column style:rel-width="21845*" fo:start-indent="0in" fo:end-indent="0.1181in"/>
          <style:column style:rel-width="21845*" fo:start-indent="0.1181in" fo:end-indent="0.1181in"/>
          <style:column style:rel-width="21845*" fo:start-indent="0.118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9">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63"><text:a xlink:type="simple" xlink:href="#__RefHeading___Toc1442_537762928" text:style-name="Index_20_Link" text:visited-style-name="Index_20_Link">&lt;!doctype html&gt;<text:tab/>1</text:a></text:p>
            <text:p text:style-name="P63"><text:a xlink:type="simple" xlink:href="#__RefHeading___Toc2379_1726950752" text:style-name="Index_20_Link" text:visited-style-name="Index_20_Link">Attributes<text:tab/>1</text:a></text:p>
            <text:p text:style-name="P62"><text:a xlink:type="simple" xlink:href="#__RefHeading___Toc2381_1726950752" text:style-name="Index_20_Link" text:visited-style-name="Index_20_Link">class<text:tab/>1</text:a></text:p>
            <text:p text:style-name="P62"><text:a xlink:type="simple" xlink:href="#__RefHeading___Toc2383_1726950752" text:style-name="Index_20_Link" text:visited-style-name="Index_20_Link">id<text:tab/>1</text:a></text:p>
            <text:p text:style-name="P63"><text:a xlink:type="simple" xlink:href="#__RefHeading___Toc2385_1726950752" text:style-name="Index_20_Link" text:visited-style-name="Index_20_Link">Basic Formatting<text:tab/>1</text:a></text:p>
            <text:p text:style-name="P62"><text:a xlink:type="simple" xlink:href="#__RefHeading___Toc2387_1726950752" text:style-name="Index_20_Link" text:visited-style-name="Index_20_Link">Usage<text:tab/>1</text:a></text:p>
            <text:p text:style-name="P63"><text:a xlink:type="simple" xlink:href="#__RefHeading___Toc2389_1726950752" text:style-name="Index_20_Link" text:visited-style-name="Index_20_Link">Children<text:tab/>1</text:a></text:p>
            <text:p text:style-name="P63"><text:a xlink:type="simple" xlink:href="#__RefHeading___Toc2395_1726950752" text:style-name="Index_20_Link" text:visited-style-name="Index_20_Link">&lt;input&gt; and &lt;form&gt;<text:tab/>2</text:a></text:p>
            <text:p text:style-name="P62"><text:a xlink:type="simple" xlink:href="#__RefHeading___Toc2397_1726950752" text:style-name="Index_20_Link" text:visited-style-name="Index_20_Link">Attributes<text:tab/>2</text:a></text:p>
            <text:p text:style-name="P64"><text:a xlink:type="simple" xlink:href="#__RefHeading___Toc12294_3704718458" text:style-name="Index_20_Link" text:visited-style-name="Index_20_Link">form action<text:tab/>2</text:a></text:p>
            <text:p text:style-name="P64"><text:a xlink:type="simple" xlink:href="#__RefHeading___Toc2399_1726950752" text:style-name="Index_20_Link" text:visited-style-name="Index_20_Link">The name property<text:tab/>2</text:a></text:p>
            <text:p text:style-name="P64"><text:a xlink:type="simple" xlink:href="#__RefHeading___Toc2401_1726950752" text:style-name="Index_20_Link" text:visited-style-name="Index_20_Link">The type property<text:tab/>2</text:a></text:p>
            <text:p text:style-name="P64"><text:a xlink:type="simple" xlink:href="#__RefHeading___Toc2405_1726950752" text:style-name="Index_20_Link" text:visited-style-name="Index_20_Link">Submit and Reset<text:tab/>3</text:a></text:p>
            <text:p text:style-name="P64"><text:a xlink:type="simple" xlink:href="#__RefHeading___Toc2407_1726950752" text:style-name="Index_20_Link" text:visited-style-name="Index_20_Link">the textarea element<text:tab/>3</text:a></text:p>
            <text:p text:style-name="P64"><text:a xlink:type="simple" xlink:href="#__RefHeading___Toc2409_1726950752" text:style-name="Index_20_Link" text:visited-style-name="Index_20_Link">The password Text Box<text:tab/>3</text:a></text:p>
            <text:p text:style-name="P64"><text:a xlink:type="simple" xlink:href="#__RefHeading___Toc2411_1726950752" text:style-name="Index_20_Link" text:visited-style-name="Index_20_Link">The Hidden Text Box<text:tab/>3</text:a></text:p>
            <text:p text:style-name="P64"><text:a xlink:type="simple" xlink:href="#__RefHeading___Toc2413_1726950752" text:style-name="Index_20_Link" text:visited-style-name="Index_20_Link">the wrap attribute<text:tab/>3</text:a></text:p>
            <text:p text:style-name="P64"><text:a xlink:type="simple" xlink:href="#__RefHeading___Toc2415_1726950752" text:style-name="Index_20_Link" text:visited-style-name="Index_20_Link">Checkbox/Radio buttons<text:tab/>3</text:a></text:p>
            <text:p text:style-name="P64"><text:a xlink:type="simple" xlink:href="#__RefHeading___Toc2417_1726950752" text:style-name="Index_20_Link" text:visited-style-name="Index_20_Link">Selection Boxes<text:tab/>3</text:a></text:p>
            <text:p text:style-name="P63"><text:a xlink:type="simple" xlink:href="#__RefHeading___Toc1453_996158260" text:style-name="Index_20_Link" text:visited-style-name="Index_20_Link">Comments<text:tab/>3</text:a></text:p>
            <text:p text:style-name="P63"><text:a xlink:type="simple" xlink:href="#__RefHeading___Toc2393_1726950752" text:style-name="Index_20_Link" text:visited-style-name="Index_20_Link">Div<text:tab/>3</text:a></text:p>
            <text:p text:style-name="P63"><text:a xlink:type="simple" xlink:href="#__RefHeading___Toc2419_1726950752" text:style-name="Index_20_Link" text:visited-style-name="Index_20_Link">Headings<text:tab/>3</text:a></text:p>
            <text:p text:style-name="P63"><text:a xlink:type="simple" xlink:href="#__RefHeading___Toc2421_1726950752" text:style-name="Index_20_Link" text:visited-style-name="Index_20_Link">Horizontal rules<text:tab/>4</text:a></text:p>
            <text:p text:style-name="P63"><text:a xlink:type="simple" xlink:href="#__RefHeading___Toc2423_1726950752" text:style-name="Index_20_Link" text:visited-style-name="Index_20_Link">Hyperlinks<text:tab/>4</text:a></text:p>
            <text:p text:style-name="P63"><text:a xlink:type="simple" xlink:href="#__RefHeading___Toc2425_1726950752" text:style-name="Index_20_Link" text:visited-style-name="Index_20_Link">Images<text:tab/>4</text:a></text:p>
            <text:p text:style-name="P63"><text:a xlink:type="simple" xlink:href="#__RefHeading___Toc2427_1726950752" text:style-name="Index_20_Link" text:visited-style-name="Index_20_Link">Input<text:tab/>4</text:a></text:p>
            <text:p text:style-name="P63"><text:a xlink:type="simple" xlink:href="#__RefHeading___Toc2429_1726950752" text:style-name="Index_20_Link" text:visited-style-name="Index_20_Link">Line breaks<text:tab/>4</text:a></text:p>
            <text:p text:style-name="P63"><text:a xlink:type="simple" xlink:href="#__RefHeading___Toc2431_1726950752" text:style-name="Index_20_Link" text:visited-style-name="Index_20_Link">Links<text:tab/>4</text:a></text:p>
            <text:p text:style-name="P63"><text:a xlink:type="simple" xlink:href="#__RefHeading___Toc2433_1726950752" text:style-name="Index_20_Link" text:visited-style-name="Index_20_Link">Lists<text:tab/>4</text:a></text:p>
            <text:p text:style-name="P62"><text:a xlink:type="simple" xlink:href="#__RefHeading___Toc2435_1726950752" text:style-name="Index_20_Link" text:visited-style-name="Index_20_Link">Unordered Lists<text:tab/>4</text:a></text:p>
            <text:p text:style-name="P62"><text:a xlink:type="simple" xlink:href="#__RefHeading___Toc2437_1726950752" text:style-name="Index_20_Link" text:visited-style-name="Index_20_Link">Ordered Lists<text:tab/>4</text:a></text:p>
            <text:p text:style-name="P63"><text:a xlink:type="simple" xlink:href="#__RefHeading___Toc2439_1726950752" text:style-name="Index_20_Link" text:visited-style-name="Index_20_Link">Semantic formatting<text:tab/>5</text:a></text:p>
            <text:p text:style-name="P63"><text:a xlink:type="simple" xlink:href="#__RefHeading__1479_1591111154" text:style-name="Index_20_Link" text:visited-style-name="Index_20_Link">Tags &amp; Elements<text:tab/>5</text:a></text:p>
            <text:p text:style-name="P63"><text:a xlink:type="simple" xlink:href="#__RefHeading___Toc2445_1726950752" text:style-name="Index_20_Link" text:visited-style-name="Index_20_Link">Title<text:tab/>5</text:a></text:p>
            <text:p text:style-name="P63"><text:a xlink:type="simple" xlink:href="#__RefHeading___Toc2441_1726950752" text:style-name="Index_20_Link" text:visited-style-name="Index_20_Link">Tables<text:tab/>5</text:a></text:p>
            <text:p text:style-name="P62"><text:a xlink:type="simple" xlink:href="#__RefHeading___Toc12296_3704718458" text:style-name="Index_20_Link" text:visited-style-name="Index_20_Link">css for tables<text:tab/>5</text:a></text:p>
          </text:index-body>
        </text:table-of-content>
        <text:p text:style-name="P9"/>
      </text:section>
      <text:section text:style-name="Sect4" text:name="Section1">
        <text:h text:style-name="P70" text:outline-level="1"><text:bookmark-start text:name="__RefHeading___Toc1442_537762928"/><text:bookmark text:name="line1"/>&lt;!doctype html&gt;<text:bookmark-end text:name="__RefHeading___Toc1442_537762928"/></text:h>
        <text:h text:style-name="P71"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39"><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39"><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40"><text:span text:style-name="Source_20_Text">&lt;b&gt;</text:span><text:span text:style-name="Source_20_Text"><text:span text:style-name="T16">bold</text:span></text:span><text:span text:style-name="Source_20_Text">&lt;/b&gt;, &lt;i&gt;</text:span><text:span text:style-name="Source_20_Text"><text:span text:style-name="T26">italicized</text:span></text:span><text:span text:style-name="Source_20_Text">&lt;/i&gt;, &lt;u&gt;</text:span><text:span text:style-name="Source_20_Text"><text:span text:style-name="T28">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39"><text:span text:style-name="Source_20_Text">&lt;/html&gt;</text:span></text:p>
        <text:p text:style-name="P39"><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65" text:outline-level="1"><text:bookmark-start text:name="__RefHeading___Toc2395_1726950752"/><text:soft-page-break/><text:span text:style-name="Source_20_Text"><text:span text:style-name="T64">&lt;form&gt;</text:span></text:span><text:bookmark-end text:name="__RefHeading___Toc2395_1726950752"/></text:h>
        <text:p text:style-name="Standard">Form elements contain <text:span text:style-name="Source_20_Text"><text:span text:style-name="T4">&lt;input&gt;</text:span></text:span> elements.</text:p>
        <text:p text:style-name="Preformatted_20_Text">&lt;form name="myForm"&gt;<text:tab/>&lt;/form&gt;</text:p>
        <text:p text:style-name="Standard">you can access the object directly using its name, in this case <text:span text:style-name="Source_20_Text"><text:span text:style-name="T6">document.myForm </text:span></text:span></text:p>
        <text:p text:style-name="Text_20_body">or using <text:s/><text:span text:style-name="T29">document.forms[0]</text:span></text:p>
        <text:p text:style-name="P23"/>
        <text:h text:style-name="P77"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57">accept</text:p>
            </table:table-cell>
            <table:table-cell table:style-name="Table1.B1" office:value-type="string">
              <text:p text:style-name="P58">the types of files that the server accepts: <text:s/><text:span text:style-name="Emphasis">file_extension</text:span><text:line-break/>audio/* <text:s text:c="3"/>video/* <text:s text:c="2"/>image/* <text:s text:c="3"/></text:p>
            </table:table-cell>
          </table:table-row>
          <table:table-row>
            <table:table-cell table:style-name="Table1.A1" office:value-type="string">
              <text:p text:style-name="P57">autocomplete</text:p>
            </table:table-cell>
            <table:table-cell table:style-name="Table1.B1" office:value-type="string">
              <text:p text:style-name="P58"><text:span text:style-name="T44">o</text:span>n off </text:p>
            </table:table-cell>
          </table:table-row>
          <table:table-row>
            <table:table-cell table:style-name="Table1.A1" office:value-type="string">
              <text:p text:style-name="P57">autofocus</text:p>
            </table:table-cell>
            <table:table-cell table:style-name="Table1.B1" office:value-type="string">
              <text:p text:style-name="P59">No value</text:p>
            </table:table-cell>
          </table:table-row>
          <table:table-row>
            <table:table-cell table:style-name="Table1.A1" office:value-type="string">
              <text:p text:style-name="P57">checked</text:p>
            </table:table-cell>
            <table:table-cell table:style-name="Table1.B1" office:value-type="string">
              <text:p text:style-name="P58">for type="checkbox" or <text:s text:c="2"/></text:p>
              <text:p text:style-name="P58"><text:s text:c="6"/>type="radio" </text:p>
            </table:table-cell>
          </table:table-row>
          <table:table-row>
            <table:table-cell table:style-name="Table1.A1" office:value-type="string">
              <text:p text:style-name="P57">disabled</text:p>
            </table:table-cell>
            <table:table-cell table:style-name="Table1.B1" office:value-type="string">
              <text:p text:style-name="P59">No value</text:p>
            </table:table-cell>
          </table:table-row>
          <table:table-row>
            <table:table-cell table:style-name="Table1.A1" office:value-type="string">
              <text:p text:style-name="P57">form</text:p>
            </table:table-cell>
            <table:table-cell table:style-name="Table1.B1" office:value-type="string">
              <text:p text:style-name="P58">Specifies one or more forms the &lt;input&gt; element belongs</text:p>
            </table:table-cell>
          </table:table-row>
          <table:table-row>
            <table:table-cell table:style-name="Table1.A1" office:value-type="string">
              <text:p text:style-name="P57">formaction</text:p>
            </table:table-cell>
            <table:table-cell table:style-name="Table1.B1" office:value-type="string">
              <text:p text:style-name="P58">the URL of the file that will process the input control when the form is submitted </text:p>
            </table:table-cell>
          </table:table-row>
          <table:table-row>
            <table:table-cell table:style-name="Table1.A1" office:value-type="string">
              <text:p text:style-name="P57">height/width</text:p>
            </table:table-cell>
            <table:table-cell table:style-name="Table1.B1" office:value-type="string">
              <text:p text:style-name="P58"/>
            </table:table-cell>
          </table:table-row>
          <table:table-row>
            <table:table-cell table:style-name="Table1.A1" office:value-type="string">
              <text:p text:style-name="P57">size</text:p>
            </table:table-cell>
            <table:table-cell table:style-name="Table1.B1" office:value-type="string">
              <text:p text:style-name="P58">width, in characters </text:p>
            </table:table-cell>
          </table:table-row>
          <table:table-row>
            <table:table-cell table:style-name="Table1.A1" office:value-type="string">
              <text:p text:style-name="P57">max/min</text:p>
            </table:table-cell>
            <table:table-cell table:style-name="Table1.B1" office:value-type="string">
              <text:p text:style-name="P58"><text:span text:style-name="T44">m</text:span>ax <text:span text:style-name="T44">or min</text:span> value for an elem</text:p>
            </table:table-cell>
          </table:table-row>
          <table:table-row>
            <table:table-cell table:style-name="Table1.A1" office:value-type="string">
              <text:p text:style-name="P57">maxlength</text:p>
            </table:table-cell>
            <table:table-cell table:style-name="Table1.B1" office:value-type="string">
              <text:p text:style-name="P58">maximum number of characters allowed </text:p>
            </table:table-cell>
          </table:table-row>
          <table:table-row>
            <table:table-cell table:style-name="Table1.A1" office:value-type="string">
              <text:p text:style-name="P57">multiple</text:p>
            </table:table-cell>
            <table:table-cell table:style-name="Table1.B1" office:value-type="string">
              <text:p text:style-name="P58">a user can enter more than one value </text:p>
            </table:table-cell>
          </table:table-row>
          <table:table-row>
            <table:table-cell table:style-name="Table1.A1" office:value-type="string">
              <text:p text:style-name="P57">name</text:p>
            </table:table-cell>
            <table:table-cell table:style-name="Table1.B1" office:value-type="string">
              <text:p text:style-name="P58"/>
            </table:table-cell>
          </table:table-row>
          <table:table-row>
            <table:table-cell table:style-name="Table1.A1" office:value-type="string">
              <text:p text:style-name="P57">readonly</text:p>
            </table:table-cell>
            <table:table-cell table:style-name="Table1.B1" office:value-type="string">
              <text:p text:style-name="P58"/>
            </table:table-cell>
          </table:table-row>
          <table:table-row>
            <table:table-cell table:style-name="Table1.A1" office:value-type="string">
              <text:p text:style-name="P57">required</text:p>
            </table:table-cell>
            <table:table-cell table:style-name="Table1.B1" office:value-type="string">
              <text:p text:style-name="P58"/>
            </table:table-cell>
          </table:table-row>
          <table:table-row>
            <table:table-cell table:style-name="Table1.A1" office:value-type="string">
              <text:p text:style-name="P57">src</text:p>
            </table:table-cell>
            <table:table-cell table:style-name="Table1.B1" office:value-type="string">
              <text:p text:style-name="P58">URL of the image </text:p>
              <text:p text:style-name="P58">to use as a submit button </text:p>
            </table:table-cell>
          </table:table-row>
          <table:table-row>
            <table:table-cell table:style-name="Table1.A1" office:value-type="string">
              <text:p text:style-name="P57">type</text:p>
            </table:table-cell>
            <table:table-cell table:style-name="Table1.B1" office:value-type="string">
              <text:p text:style-name="P30"><text:span text:style-name="T52">b</text:span>utton, checkbox, color, date, <text:span text:style-name="T53"><text:s text:c="2"/></text:span>datetime,<text:span text:style-name="T53"> </text:span>email,<text:span text:style-name="T53"> hidden,</text:span> datetime-local, <text:s/>file, <text:span text:style-name="T53"><text:s text:c="2"/></text:span>image, <text:span text:style-name="T53"><text:s text:c="3"/></text:span>month,<text:span text:style-name="T53"> </text:span><text:s/>number, password, radio, range, <text:span text:style-name="T53"><text:s/></text:span>reset, <text:span text:style-name="T53"><text:s text:c="3"/>week,</text:span> submit, search,<text:span text:style-name="T53"> <text:s text:c="2"/></text:span>text, time, <text:span text:style-name="T53"><text:s text:c="2"/></text:span>url, <text:span text:style-name="T53"><text:s text:c="5"/>tel</text:span></text:p>
            </table:table-cell>
          </table:table-row>
          <table:table-row>
            <table:table-cell table:style-name="Table1.A1" office:value-type="string">
              <text:p text:style-name="P57">value</text:p>
            </table:table-cell>
            <table:table-cell table:style-name="Table1.B1" office:value-type="string">
              <text:p text:style-name="P50">to put text inside the text box.</text:p>
            </table:table-cell>
          </table:table-row>
        </table:table>
        <text:p text:style-name="P25"><text:span text:style-name="Source_20_Text"/></text:p>
        <text:p text:style-name="P61">examples:</text:p>
        <table:table table:name="Table3" table:style-name="Table3">
          <table:table-column table:style-name="Table3.A"/>
          <table:table-row>
            <table:table-cell table:style-name="Table3.A1" office:value-type="string">
              <text:p text:style-name="P28"><text:span text:style-name="Source_20_Text"><text:span text:style-name="T48">&lt;form </text:span></text:span><text:span text:style-name="Source_20_Text"><text:span text:style-name="T27">action='cast' method='post'</text:span></text:span><text:span text:style-name="Source_20_Text"><text:span text:style-name="T48">&gt;</text:span></text:span></text:p>
              <text:p text:style-name="P28"><text:span text:style-name="Source_20_Text"><text:span text:style-name="T49">&lt;</text:span></text:span><text:span text:style-name="Source_20_Text"><text:span text:style-name="T21">input type</text:span></text:span><text:span text:style-name="Source_20_Text"><text:span text:style-name="T49">='text' </text:span></text:span><text:span text:style-name="Source_20_Text"><text:span text:style-name="T21">name</text:span></text:span><text:span text:style-name="Source_20_Text"><text:span text:style-name="T49">='hi' </text:span></text:span><text:span text:style-name="Source_20_Text"><text:span text:style-name="T21">value</text:span></text:span><text:span text:style-name="Source_20_Text"><text:span text:style-name="T49">='</text:span></text:span><text:span text:style-name="Source_20_Text"><text:span text:style-name="T50">hi</text:span></text:span><text:span text:style-name="Source_20_Text"><text:span text:style-name="T49">'</text:span></text:span><text:span text:style-name="Source_20_Text"><text:span text:style-name="T51">&gt;</text:span></text:span></text:p>
              <text:p text:style-name="P29"><text:span text:style-name="Source_20_Text"><text:span text:style-name="T8">&lt;</text:span></text:span><text:span text:style-name="Source_20_Text"><text:span text:style-name="T19">input type</text:span></text:span><text:span text:style-name="Source_20_Text"><text:span text:style-name="T8">='button' </text:span></text:span><text:span text:style-name="Source_20_Text"><text:span text:style-name="T19">value</text:span></text:span><text:span text:style-name="Source_20_Text"><text:span text:style-name="T8">='muori' </text:span></text:span><text:span text:style-name="Source_20_Text"><text:span text:style-name="T9"><text:s/></text:span></text:span></text:p>
              <text:p text:style-name="P29"><text:span text:style-name="Source_20_Text"><text:span text:style-name="T20"><text:s text:c="13"/></text:span></text:span><text:span text:style-name="Source_20_Text"><text:span text:style-name="T19">onClick</text:span></text:span><text:span text:style-name="Source_20_Text"><text:span text:style-name="T8">='funzionaccia();'&gt;</text:span></text:span></text:p>
              <text:p text:style-name="P28"><text:span text:style-name="Source_20_Text"><text:span text:style-name="T8">&lt;</text:span></text:span><text:span text:style-name="Source_20_Text"><text:span text:style-name="T19">img src</text:span></text:span><text:span text:style-name="Source_20_Text"><text:span text:style-name="T8">="but.gif" </text:span></text:span><text:span text:style-name="Source_20_Text"><text:span text:style-name="T19">onClick</text:span></text:span><text:span text:style-name="Source_20_Text"><text:span text:style-name="T8">="myFunc();"&gt; </text:span></text:span></text:p>
              <text:p text:style-name="P27">&lt;/form&gt;</text:p>
            </table:table-cell>
          </table:table-row>
        </table:table>
        <text:h text:style-name="Heading_20_2" text:outline-level="2">Authenticity token</text:h>
        <table:table table:name="Table8" table:style-name="Table8">
          <table:table-column table:style-name="Table8.A"/>
          <table:table-row>
            <table:table-cell table:style-name="Table8.A1" office:value-type="string">
              <text:p text:style-name="P56">&lt;<text:span text:style-name="T16">form action="/users" method="post"</text:span></text:p>
              <text:p text:style-name="P31"><text:span text:style-name="T34"><text:s/></text:span><text:span text:style-name="T22">accept-charset="</text:span><text:span text:style-name="T23">UTF-8</text:span><text:span text:style-name="T22">"</text:span><text:span text:style-name="T32">&gt;</text:span></text:p>
              <text:p text:style-name="P56"><text:s/>&lt;input type='text'<text:span text:style-name="T56"> </text:span>name="username"&gt;</text:p>
              <text:p text:style-name="P56"><text:span text:style-name="T56"><text:s/></text:span>&lt;input type="hidden"</text:p>
              <text:p text:style-name="P55"><text:span text:style-name="T56"><text:s text:c="7"/></text:span><text:s/>name="<text:span text:style-name="T16">authenticity_token</text:span>"</text:p>
              <text:p text:style-name="P54">value="&lt;%=<text:span text:style-name="T54">form_authenticity_token</text:span>%&gt;"&gt;</text:p>
              <text:p text:style-name="P56"><text:s/><text:span text:style-name="T55">&lt;input type='submit' value='submit'&gt;</text:span></text:p>
              <text:p text:style-name="P56">&lt;/form&gt;</text:p>
            </table:table-cell>
          </table:table-row>
        </table:table>
        <text:p text:style-name="Standard">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Standard">In order to do so, it generates an <text:a xlink:type="simple" xlink:href="http://guides.rubyonrails.org/security.html#cross-site-request-forgery-csrf" office:target-frame-name="_blank" xlink:show="new" text:style-name="Internet_20_link" text:visited-style-name="Visited_20_Internet_20_Link">"authenticity token"</text:a> which looks like gibberish but helps Rails match the form with your session and the application</text:p>
        <text:h text:style-name="Heading_20_2" text:outline-level="2"><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60">Specifies where to send the form-data when a form is submitted</text:p>
            </table:table-cell>
            <table:table-cell table:style-name="Table4.B1" office:value-type="string">
              <text:p text:style-name="P51">use <text:span text:style-name="Source_20_Text"><text:span text:style-name="T3">$ rake routes</text:span></text:span> to see which HTTP method and path are being expected based on the resource you created</text:p>
            </table:table-cell>
          </table:table-row>
        </table:table>
        <text:h text:style-name="Heading_20_2" text:outline-level="2"><text:bookmark-start text:name="__RefHeading___Toc2399_1726950752"/>The name property<text:bookmark-end text:name="__RefHeading___Toc2399_1726950752"/></text:h>
        <text:p text:style-name="P45">to reference that particular element</text:p>
        <text:p text:style-name="P45">if you are sending the information in the form to a server, the element’s <text:s/>name property is sent along with any value of the form element, <text:span text:style-name="T7">so that the server knows what the value relates to.</text:span></text:p>
        <text:h text:style-name="Heading_20_2" text:outline-level="2"><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4">Text input</text:p>
            </table:table-cell>
            <table:table-cell table:style-name="Table2.B1" office:value-type="string">
              <text:p text:style-name="P53">Text Box</text:p>
            </table:table-cell>
            <table:table-cell table:style-name="Table2.B1" table:number-columns-spanned="3" office:value-type="string">
              <text:p text:style-name="P53">Text Area</text:p>
            </table:table-cell>
            <table:covered-table-cell/>
            <table:covered-table-cell/>
            <table:table-cell table:style-name="Table2.F1" table:number-columns-spanned="2" office:value-type="string">
              <text:p text:style-name="P53">Pswd Box</text:p>
            </table:table-cell>
            <table:covered-table-cell/>
          </table:table-row>
          <table:table-row>
            <table:table-cell table:style-name="Table2.A1" office:value-type="string">
              <text:p text:style-name="P44">Tick box</text:p>
            </table:table-cell>
            <table:table-cell table:style-name="Table2.B1" table:number-columns-spanned="2" office:value-type="string">
              <text:p text:style-name="P53">Check Box<text:span text:style-name="T36">es</text:span></text:p>
            </table:table-cell>
            <table:covered-table-cell/>
            <table:table-cell table:style-name="Table2.F1" table:number-columns-spanned="4" office:value-type="string">
              <text:p text:style-name="P53">Radio Button</text:p>
            </table:table-cell>
            <table:covered-table-cell/>
            <table:covered-table-cell/>
            <table:covered-table-cell/>
          </table:table-row>
          <table:table-row>
            <table:table-cell table:style-name="Table2.A1" office:value-type="string">
              <text:p text:style-name="P44">Select</text:p>
            </table:table-cell>
            <table:table-cell table:style-name="Table2.B1" table:number-columns-spanned="3" office:value-type="string">
              <text:p text:style-name="P53">Drop Down <text:span text:style-name="T36">List</text:span></text:p>
            </table:table-cell>
            <table:covered-table-cell/>
            <table:covered-table-cell/>
            <table:table-cell table:style-name="Table2.F1" table:number-columns-spanned="3" office:value-type="string">
              <text:p text:style-name="P53">List Box</text:p>
            </table:table-cell>
            <table:covered-table-cell/>
            <table:covered-table-cell/>
          </table:table-row>
          <table:table-row>
            <table:table-cell table:style-name="Table2.A4" office:value-type="string">
              <text:p text:style-name="P43">Buttons</text:p>
            </table:table-cell>
            <table:table-cell table:style-name="Table2.B4" table:number-columns-spanned="2" office:value-type="string">
              <text:p text:style-name="P52">Standard</text:p>
            </table:table-cell>
            <table:covered-table-cell/>
            <table:table-cell table:style-name="Table2.B4" table:number-columns-spanned="3" office:value-type="string">
              <text:p text:style-name="P52">Reset</text:p>
            </table:table-cell>
            <table:covered-table-cell/>
            <table:covered-table-cell/>
            <table:table-cell table:style-name="Table2.G4" office:value-type="string">
              <text:p text:style-name="P52">Submit</text:p>
            </table:table-cell>
          </table:table-row>
        </table:table>
        <text:h text:style-name="Heading_20_2" text:outline-level="2"><text:soft-page-break/>Charset</text:h>
        <table:table table:name="Table7" table:style-name="Table7">
          <table:table-column table:style-name="Table7.A"/>
          <table:table-row>
            <table:table-cell table:style-name="Table7.A1" office:value-type="string">
              <text:p text:style-name="Preformatted_20_Text">&lt;form action="/action_page.php" <text:span text:style-name="T16">accept-charset</text:span>="<text:span text:style-name="T59">UTF-8</text:span>"&gt;</text:p>
            </table:table-cell>
          </table:table-row>
        </table:table>
        <text:p text:style-name="Standard">specifies the character encodings that are to be <text:span text:style-name="T60">used for the form submission</text:span></text:p>
        <text:h text:style-name="Heading_20_2" text:outline-level="2">labels</text:h>
        <table:table table:name="Table9" table:style-name="Table9">
          <table:table-column table:style-name="Table9.A"/>
          <table:table-row>
            <table:table-cell table:style-name="Table9.A1" office:value-type="string">
              <text:p text:style-name="Preformatted_20_Text">&lt;<text:span text:style-name="T16">label for</text:span>="male"&gt;Male&lt;/label&gt;</text:p>
              <text:p text:style-name="P82"><text:s text:c="2"/>&lt;input type="radio" name="gender"</text:p>
              <text:p text:style-name="P83"><text:s/>id="male" value="male"&gt;</text:p>
            </table:table-cell>
          </table:table-row>
        </table:table>
        <text:p text:style-name="Text_20_body">defines a label for an <text:span text:style-name="T29">&lt;input&gt;</text:span> element</text:p>
        <text:p text:style-name="P75"><text:span text:style-name="T65">It </text:span>does not render as anything special for the user. However, it provides a usability improvement for mouse users, because if the user clicks on the text within the <text:span text:style-name="T29">&lt;label&gt;</text:span> element, it toggles the control.</text:p>
        <text:p text:style-name="P75">The <text:span text:style-name="T29">for</text:span> attribute of the <text:span text:style-name="T29">&lt;label&gt;</text:span> tag should be equal to the<text:span text:style-name="T29"> id</text:span> attribute of the related element to bind them together.</text:p>
        <text:p text:style-name="Text_20_body"/>
        <text:p text:style-name="P74"/>
        <text:h text:style-name="P80"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p text:style-name="Preformatted_20_Text"><text:span text:style-name="Source_20_Text">&lt;button type='submit' class='btn'&gt;vote</text:span><text:span text:style-name="Source_20_Text"><text:span text:style-name="T47"> already</text:span></text:span><text:span text:style-name="Source_20_Text">!&lt;/button&gt;</text:span></text:p>
        <text:h text:style-name="Heading_20_3" text:outline-level="3"><text:bookmark-start text:name="__RefHeading___Toc2407_1726950752"/>the textarea element<text:bookmark-end text:name="__RefHeading___Toc2407_1726950752"/></text:h>
        <text:p text:style-name="P6">it acts very much like the text box element, but it allows multi-line input of text</text:p>
        <text:p text:style-name="P8"><text:span text:style-name="T38"><text:s/>it has its own tag: </text:span><text:span text:style-name="T30">&lt;textarea&gt;</text:span><text:span text:style-name="T38">, and </text:span>it creates an <text:s/><text:span text:style-name="T33">HTMLTextAreaElement</text:span> object. It also has two additional attributes: <text:s/><text:span text:style-name="T30">cols</text:span> and <text:s/><text:span text:style-name="T30">rows</text:span> .</text:p>
        <text:p text:style-name="P16">The <text:s/><text:span text:style-name="T30">cols</text:span> attribute defines how many characters wide the text area will be, and the <text:s/><text:span text:style-name="T30">rows</text:span> attribute defines how many character rows there will be. </text:p>
        <text:p text:style-name="P19">Example:</text:p>
        <text:p text:style-name="P18">&lt;textarea name="myTextArea" cols="40" rows="20"&gt;<text:tab/>Hello World</text:p>
        <text:p text:style-name="P18"><text:tab/><text:tab/>Line 2 &lt;/textarea&gt;</text:p>
        <text:p text:style-name="P17">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4">&lt;input name="pswd" type="password" /&gt;</text:p>
        <text:p text:style-name="P49">The only real purpose <text:span text:style-name="T37">is</text:span> to have the password characters hidden, <text:span text:style-name="T37">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32">&lt;input type="hidden" name="hidden el" /&gt;</text:p>
        <text:p text:style-name="P7">useful to keep a record of what was entered in previous pages</text:p>
        <text:h text:style-name="P79" text:outline-level="3"/>
        <text:h text:style-name="P81" text:outline-level="3"><text:bookmark-start text:name="__RefHeading___Toc2413_1726950752"/>the <text:s/><text:span text:style-name="T35">wrap</text:span> attribute<text:bookmark-end text:name="__RefHeading___Toc2413_1726950752"/></text:h>
        <text:p text:style-name="P49"><text:s/><text:span text:style-name="T39">you can use one of two values: <text:s/></text:span><text:span text:style-name="T31">soft</text:span><text:span text:style-name="T39"> and <text:s/></text:span><text:span text:style-name="T31">hard</text:span><text:span text:style-name="T39"> . </text:span></text:p>
        <text:p text:style-name="P46">The default value is <text:s/><text:span text:style-name="T31">soft</text:span> , so the user does not have to press Return at the end of a line, though this can vary from browser to browser. </text:p>
        <text:p text:style-name="P46"><text:span text:style-name="T39">On </text:span><text:span text:style-name="T30">soft</text:span><text:span text:style-name="T39">, wrapping will occur on the client side, but the carriage returns won’t be posted to the server, just the text. If the <text:s/>wrap attribute is set to <text:s/></text:span><text:span text:style-name="T30">hard</text:span><text:span text:style-name="T39"> , any carriage returns caused by wrapping will be converted to hard returns. Also, you need to be aware that the carriage-return character is determined by the operating system that the browser is running on. To turn off wrapping client-side, set <text:s/></text:span><text:span text:style-name="T30">wrap</text:span><text:span text:style-name="T39"> to <text:s/></text:span><text:span text:style-name="T30">off</text:span><text:span text:style-name="T39">.</text:span></text:p>
        <text:h text:style-name="Heading_20_3" text:outline-level="3"><text:bookmark-start text:name="__RefHeading___Toc2415_1726950752"/>Checkbox/Radio <text:span text:style-name="T45">buttons</text:span><text:bookmark-end text:name="__RefHeading___Toc2415_1726950752"/></text:h>
        <text:p text:style-name="Preformatted_20_Text">&lt;input type="radio" name="<text:span text:style-name="T40">uoo</text:span>" <text:span text:style-name="T16">checked</text:span>="checked" value="<text:span text:style-name="T40">uo</text:span>" /&gt;</text:p>
        <text:p text:style-name="P47">To create a group of radio buttons, you simply give each radio button the same <text:s/>name. </text:p>
        <text:p text:style-name="P48">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41">2</text:span>"&gt;</text:p>
        <text:p text:style-name="Preformatted_20_Text"><text:s/>&lt;option value="0" selected="selected"&gt;Monday&lt;/option&gt;</text:p>
        <text:p text:style-name="Preformatted_20_Text"><text:s/>&lt;option value="1"&gt;Tuesday&lt;/option&gt;</text:p>
        <text:p text:style-name="Preformatted_20_Text">&lt;/select&gt;</text:p>
        <text:p text:style-name="P10">If you want this to be a drop-down list, you just need to change the <text:s/>size attribute in the <text:s/><text:span text:style-name="T29">&lt;select&gt; </text:span>element to <text:span text:style-name="T29"><text:s/>1</text:span>.</text:p>
        <text:h text:style-name="P65" text:outline-level="1"><text:bookmark-start text:name="__RefHeading___Toc1453_996158260"/>Comments<text:bookmark-end text:name="__RefHeading___Toc1453_996158260"/></text:h>
        <text:p text:style-name="P26">&lt;!-- This is an HTML comment! --&gt;</text:p>
        <text:h text:style-name="P65" text:outline-level="1"><text:bookmark-start text:name="__RefHeading___Toc2393_1726950752"/>Div<text:bookmark-end text:name="__RefHeading___Toc2393_1726950752"/></text:h>
        <text:p text:style-name="P11">A block level container (or 'division' of the web page) for content with no semantic meaning.</text:p>
        <text:p text:style-name="P11"><text:span text:style-name="Strong_20_Emphasis">Syntax</text:span></text:p>
        <text:p text:style-name="P41"><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text:soft-page-break/>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66"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20">The following text</text:p>
        <text:p text:style-name="P20">&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5">diffent types:</text:span> <text:tab/><text:tab/></text:p>
        <text:p text:style-name="P4"><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3">2) </text:span></text:span><text:span text:style-name="Source_20_Text"><text:span text:style-name="Strong_20_Emphasis"><text:span text:style-name="T11">radio b</text:span></text:span></text:span><text:span text:style-name="Source_20_Text"><text:span text:style-name="Strong_20_Emphasis"><text:span text:style-name="T10">utton</text:span></text:span></text:span><text:span text:style-name="Source_20_Text"><text:span text:style-name="T10">, round button</text:span></text:span></text:p>
        <text:p text:style-name="Preformatted_20_Text"><text:span text:style-name="Source_20_Text">&lt;input type='radio'&gt;</text:span><text:span text:style-name="Source_20_Text"><text:span text:style-name="T24">yes</text:span></text:span></text:p>
        <text:p text:style-name="Text_20_body"><text:span text:style-name="Source_20_Text"><text:span text:style-name="T16"><text:tab/></text:span></text:span><text:span text:style-name="Source_20_Text"><text:span text:style-name="T12">3) checkbox</text:span></text:span></text:p>
        <text:p text:style-name="Preformatted_20_Text">&lt;input type="checkbox"checked &gt;</text:p>
        <text:p text:style-name="Standard"><text:tab/><text:span text:style-name="T18">4) </text:span><text:span text:style-name="T14">submit</text:span></text:p>
        <text:p text:style-name="P21">&lt;input type="submit"&gt;</text:p>
        <text:p text:style-name="Standard"><text:tab/><text:span text:style-name="T15">5) textarea</text:span></text:p>
        <text:p text:style-name="P22">&lt;textarea name="msg"&gt;&lt;/textarea&gt;</text:p>
        <text:p text:style-name="Preformatted_20_Text"/>
        <text:p text:style-name="P3"><text:span text:style-name="Source_20_Text"><text:span text:style-name="T10">unlike the vast majority of HTML elements, </text:span></text:span><text:span text:style-name="Source_20_Text"><text:span text:style-name="T4">&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4">&lt;/input&gt; </text:span></text:span><text:span text:style-name="Source_20_Text"><text:span text:style-name="T10">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
        <text:h text:style-name="P72"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reformatted_20_Text"><text:span text:style-name="Source_20_Text">&lt;link type="text/css" rel="stylesheet" href="styles.css" /&gt;</text:span></text:p>
        <text:h text:style-name="P67"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P68" text:outline-level="1"/>
        <text:h text:style-name="P73"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42"><text:span text:style-name="Source_20_Text">&lt;p&gt;&lt;strong&gt;&lt;strong&gt;Warning:&lt;/strong&gt;Acid can cause severe burns&lt;/strong&gt; &lt;/p&gt;</text:span></text:p>
        <text:h text:style-name="P69" text:outline-level="1"><text:bookmark-start text:name="__RefHeading__1479_1591111154"/>Tags &amp; Elements<text:bookmark-end text:name="__RefHeading__1479_1591111154"/></text:h>
        <text:p text:style-name="P15">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P15"><text:span text:style-name="Strong_20_Emphasis">Syntax</text:span></text:p>
        <text:p text:style-name="P38">&lt;tag attribute='value'&gt;content&lt;/tag keyword&gt;</text:p>
        <text:p text:style-name="P38"/>
        <text:p text:style-name="P38"/>
        <text:h text:style-name="P69" text:outline-level="1"><text:bookmark-start text:name="__RefHeading___Toc2445_1726950752"/>Title<text:bookmark-end text:name="__RefHeading___Toc2445_1726950752"/></text:h>
        <text:p text:style-name="P15">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P15"><text:span text:style-name="Strong_20_Emphasis">Example</text:span></text:p>
        <text:p text:style-name="P42"><text:span text:style-name="Source_20_Text">&lt;title&gt; HTML Glossary &lt;/title&gt;</text:span></text:p>
        <text:h text:style-name="P72" text:outline-level="1"><text:bookmark-start text:name="__RefHeading___Toc2441_1726950752"/><text:span text:style-name="T58">T</text:span>ables<text:bookmark-end text:name="__RefHeading___Toc2441_1726950752"/></text:h>
        <table:table table:name="Table6" table:style-name="Table6">
          <table:table-column table:style-name="Table6.A"/>
          <table:table-column table:style-name="Table6.B"/>
          <table:table-row>
            <table:table-cell table:style-name="Table6.A1" office:value-type="string">
              <text:p text:style-name="P13">Supports headers and footers for labeling colum<text:span text:style-name="T58">ns</text:span></text:p>
            </table:table-cell>
            <table:table-cell table:style-name="Table6.B1" office:value-type="string">
              <text:p text:style-name="P37">&lt;tr&gt;<text:span text:style-name="T46"> row</text:span></text:p>
              <text:p text:style-name="P34">&lt;th&gt; header</text:p>
              <text:p text:style-name="P35">&lt;td&gt; data/cell</text:p>
            </table:table-cell>
          </table:table-row>
          <table:table-row>
            <table:table-cell table:style-name="Table6.B1" table:number-columns-spanned="2" office:value-type="string">
              <text:p text:style-name="P14"><text:span text:style-name="Strong_20_Emphasis">Example</text:span></text:p>
              <text:p text:style-name="P37"><text:span text:style-name="Source_20_Text">&lt;table style="width:100%"&gt;</text:span></text:p>
              <text:p text:style-name="P37"><text:span text:style-name="Source_20_Text"><text:s text:c="2"/>&lt;thead&gt;</text:span></text:p>
              <text:p text:style-name="P37"><text:span text:style-name="Source_20_Text"><text:s text:c="4"/>&lt;tr&gt;</text:span></text:p>
              <text:p text:style-name="P37"><text:span text:style-name="Source_20_Text"><text:s text:c="6"/>&lt;th&gt;Item&lt;/th&gt;</text:span></text:p>
              <text:p text:style-name="P37"><text:span text:style-name="Source_20_Text"><text:s text:c="6"/>&lt;th&gt;Price&lt;/th&gt;</text:span></text:p>
              <text:p text:style-name="P37"><text:span text:style-name="Source_20_Text"><text:s text:c="4"/>&lt;/tr&gt;</text:span></text:p>
              <text:p text:style-name="P37"><text:span text:style-name="Source_20_Text"><text:s text:c="2"/>&lt;/thead&gt;</text:span></text:p>
              <text:p text:style-name="P37"/>
              <text:p text:style-name="P37"><text:span text:style-name="Source_20_Text"><text:s text:c="2"/>&lt;tbody&gt;</text:span></text:p>
              <text:p text:style-name="P37"><text:span text:style-name="Source_20_Text"><text:s text:c="4"/>&lt;tr&gt;</text:span></text:p>
              <text:p text:style-name="P37"><text:span text:style-name="Source_20_Text"><text:s text:c="6"/>&lt;td&gt;Banana&lt;/td&gt;</text:span></text:p>
              <text:p text:style-name="P37"><text:span text:style-name="Source_20_Text"><text:s text:c="6"/>&lt;td&gt;$56.75&lt;/td&gt;</text:span></text:p>
              <text:p text:style-name="P37"><text:span text:style-name="Source_20_Text"><text:s text:c="4"/>&lt;/tr&gt;</text:span></text:p>
              <text:p text:style-name="P37"><text:span text:style-name="Source_20_Text"><text:s text:c="4"/>&lt;tr&gt;</text:span></text:p>
              <text:p text:style-name="P37"><text:span text:style-name="Source_20_Text"><text:s text:c="6"/>&lt;td&gt;Yogurt&lt;/td&gt;</text:span></text:p>
              <text:p text:style-name="P37"><text:span text:style-name="Source_20_Text"><text:s text:c="6"/>&lt;td&gt;$12.99&lt;/td&gt;</text:span></text:p>
              <text:p text:style-name="P37"><text:span text:style-name="Source_20_Text"><text:s text:c="4"/>&lt;/tr&gt;</text:span></text:p>
              <text:p text:style-name="P37"><text:span text:style-name="Source_20_Text"><text:s text:c="2"/>&lt;/tbody&gt;</text:span></text:p>
              <text:p text:style-name="P37"/>
              <text:p text:style-name="P37"><text:span text:style-name="Source_20_Text"><text:s text:c="2"/>&lt;tfoot&gt;</text:span></text:p>
              <text:p text:style-name="P37"><text:span text:style-name="Source_20_Text"><text:s text:c="4"/>&lt;tr&gt;</text:span></text:p>
              <text:p text:style-name="P37"><text:span text:style-name="Source_20_Text"><text:s text:c="6"/>&lt;td&gt;Total&lt;/td&gt;</text:span></text:p>
              <text:p text:style-name="P37"><text:span text:style-name="Source_20_Text"><text:s text:c="6"/>&lt;td&gt;$69.74&lt;/td&gt;</text:span></text:p>
              <text:p text:style-name="P37"><text:span text:style-name="Source_20_Text"><text:s text:c="4"/>&lt;/tr&gt;</text:span></text:p>
              <text:p text:style-name="P37"><text:span text:style-name="Source_20_Text"><text:s text:c="2"/>&lt;/tfoot&gt;</text:span></text:p>
              <text:p text:style-name="P36">&lt;/table&gt;</text:p>
            </table:table-cell>
            <table:covered-table-cell/>
          </table:table-row>
        </table:table>
        <text:h text:style-name="P76" text:outline-level="2"><text:bookmark-start text:name="__RefHeading___Toc12296_3704718458"/>css for tables<text:bookmark-end text:name="__RefHeading___Toc12296_3704718458"/></text:h>
        <table:table table:name="Table5" table:style-name="Table5">
          <table:table-column table:style-name="Table5.A"/>
          <table:table-row>
            <table:table-cell table:style-name="Table5.A1" office:value-type="string">
              <text:p text:style-name="Preformatted_20_Text">table {<text:span text:style-name="T57"> </text:span>width:100%;<text:span text:style-name="T57"> </text:span>}</text:p>
              <text:p text:style-name="P33">td,th { text-align: left;<text:tab/><text:tab/><text:tab/><text:span text:style-name="T57"> <text:s/></text:span>padding: 6px; </text:p>
              <text:p text:style-name="P33"><text:span text:style-name="T57"><text:s text:c="8"/>border: 1px solid black;</text:span>}</text:p>
            </table:table-cell>
          </table:table-row>
        </table:table>
        <text:p text:style-name="P12"><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783in" fo:margin-bottom="0.0591in" loext:contextual-spacing="false" fo:text-indent="0in"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margin-top="0in" fo:margin-bottom="0.0398in" loext:contextual-spacing="false" fo:text-indent="0.1965in" style:auto-text-indent="false"/>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TML Glossary <text:s text:c="4"/>v0.<text:span text:style-name="MT1">8.6.3 <text:s text:c="3"/>print1 <text:s text:c="6"/></text:span><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14T15:25:58.889777267</dc:date>
    <meta:editing-duration>P2DT11H10M43S</meta:editing-duration>
    <meta:editing-cycles>117</meta:editing-cycles>
    <meta:generator>LibreOffice/4.3.3.2$Linux_X86_64 LibreOffice_project/430m0$Build-2</meta:generator>
    <meta:print-date>2016-05-25T15:31:40.585526775</meta:print-date>
    <dc:creator>salomanuel </dc:creator>
    <meta:document-statistic meta:table-count="9" meta:image-count="0" meta:object-count="0" meta:page-count="6" meta:paragraph-count="304" meta:word-count="1644" meta:character-count="10646" meta:non-whitespace-character-count="9009"/>
  </office:meta>
</office:document-meta>
</file>